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2" svg:font-family="Arial" style:font-family-generic="swiss"/>
    <style:font-face style:name="Microsoft Sans Serif1" svg:font-family="'Microsoft Sans Serif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">
      <style:table-cell-properties fo:background-color="transparent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4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43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2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="Microsoft Sans Serif1" style:font-name-asian="Arial1" style:font-name-complex="Tahoma"/>
    </style:style>
    <style:style style:name="T2" style:family="text">
      <style:text-properties fo:color="#1a1a1a" style:text-outline="false" style:text-line-through-style="none" style:text-position="0% 100%" style:font-name="Arial2" fo:font-size="10pt" fo:font-style="normal" fo:text-shadow="none" style:text-underline-style="none" fo:font-weight="normal" style:font-name-asian="Arial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name-asian="Arial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4" style:family="text">
      <style:text-properties fo:color="#1a1a1a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10" office:value-type="string">
            <text:p>Open Source Hardware Survey</text:p>
          </table:covered-table-cell>
          <table:covered-table-cell table:style-name="ce10" office:value-type="string">
            <text:p>Open Source Hardware Survey</text:p>
          </table:covered-table-cell>
          <table:covered-table-cell table:style-name="ce10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Which of the following have you done? (check all that apply)</text:p>
          </table:table-cell>
          <table:covered-table-cell table:style-name="ce11" office:value-type="string">
            <text:p>Which of the following have you done? (check all that apply)</text:p>
          </table:covered-table-cell>
          <table:covered-table-cell table:style-name="ce11" office:value-type="string">
            <text:p>Which of the following have you done? (check all that apply)</text:p>
          </table:covered-table-cell>
          <table:covered-table-cell table:style-name="ce11" office:value-type="string">
            <text:p>Which of the following have you done? (check all that apply)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2" office:value-type="string">
            <text:p>Answer Options</text:p>
          </table:covered-table-cell>
          <table:table-cell table:style-name="ce17" office:value-type="string">
            <text:p>Response Percent</text:p>
          </table:table-cell>
          <table:table-cell table:style-name="ce17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ublished design files for an open-source hardware project on your blog/website</text:p>
          </table:table-cell>
          <table:covered-table-cell table:style-name="ce13" office:value-type="string">
            <text:p>Published design files for an open-source hardware project on your blog/website</text:p>
          </table:covered-table-cell>
          <table:table-cell table:style-name="ce18" office:value-type="percentage" office:value="0.64">
            <text:p>64.0%</text:p>
          </table:table-cell>
          <table:table-cell table:style-name="ce20" office:value-type="float" office:value="390">
            <text:p>39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ublished design files for an open-source hardware project on a communal blog/website with other user’s projects, such as Instructables or Make: Projects</text:p>
          </table:table-cell>
          <table:covered-table-cell table:style-name="ce13" office:value-type="string">
            <text:p>Published design files for an open-source hardware project on a communal blog/website with other user’s projects, such as Instructables or Make: Projects</text:p>
          </table:covered-table-cell>
          <table:table-cell table:style-name="ce18" office:value-type="percentage" office:value="0.353">
            <text:p>35.3%</text:p>
          </table:table-cell>
          <table:table-cell table:style-name="ce20" office:value-type="float" office:value="215">
            <text:p>215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Hosted design files for an open-source hardware project in a public repository such as GitHub or Subversion</text:p>
          </table:table-cell>
          <table:covered-table-cell table:style-name="ce13" office:value-type="string">
            <text:p>Hosted design files for an open-source hardware project in a public repository such as GitHub or Subversion</text:p>
          </table:covered-table-cell>
          <table:table-cell table:style-name="ce18" office:value-type="percentage" office:value="0.415">
            <text:p>41.5%</text:p>
          </table:table-cell>
          <table:table-cell table:style-name="ce20" office:value-type="float" office:value="253">
            <text:p>25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ublished hardware designs in online databases such as Thingiverse, Ponoko, Shapeways, etc.</text:p>
          </table:table-cell>
          <table:covered-table-cell table:style-name="ce13" office:value-type="string">
            <text:p>Published hardware designs in online databases such as Thingiverse, Ponoko, Shapeways, etc.</text:p>
          </table:covered-table-cell>
          <table:table-cell table:style-name="ce18" office:value-type="percentage" office:value="0.205">
            <text:p>20.5%</text:p>
          </table:table-cell>
          <table:table-cell table:style-name="ce20" office:value-type="float" office:value="125">
            <text:p>125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ncorporated user suggestions into your open-source hardware project</text:p>
          </table:table-cell>
          <table:covered-table-cell table:style-name="ce13" office:value-type="string">
            <text:p>Incorporated user suggestions into your open-source hardware project</text:p>
          </table:covered-table-cell>
          <table:table-cell table:style-name="ce18" office:value-type="percentage" office:value="0.553">
            <text:p>55.3%</text:p>
          </table:table-cell>
          <table:table-cell table:style-name="ce20" office:value-type="float" office:value="337">
            <text:p>337</text:p>
          </table:table-cell>
          <table:table-cell table:number-columns-repeated="2"/>
          <table:table-cell>
            <draw:frame table:end-cell-address="'Question 1'.L28" table:end-x="0.0575in" table:end-y="0.0012in" draw:z-index="0" draw:name="Chart 1" draw:style-name="gr1" svg:width="3.5685in" svg:height="3.5402in" svg:x="0.0004in" svg:y="0.0004in">
              <draw:object draw:notify-on-update-of-ranges="'Question 1'.A4:'Question 1'.A10 'Question 1'.C4:'Question 1'.C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2" table:number-rows-spanned="1">
            <text:p>Developed software tools or libraries to support an open-source hardware project</text:p>
          </table:table-cell>
          <table:covered-table-cell table:style-name="ce13" office:value-type="string">
            <text:p>Developed software tools or libraries to support an open-source hardware project</text:p>
          </table:covered-table-cell>
          <table:table-cell table:style-name="ce18" office:value-type="percentage" office:value="0.563">
            <text:p>56.3%</text:p>
          </table:table-cell>
          <table:table-cell table:style-name="ce20" office:value-type="float" office:value="343">
            <text:p>34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reated tutorials or other educational resources to accompany an open-source hardware design</text:p>
          </table:table-cell>
          <table:covered-table-cell table:style-name="ce13" office:value-type="string">
            <text:p>Created tutorials or other educational resources to accompany an open-source hardware design</text:p>
          </table:covered-table-cell>
          <table:table-cell table:style-name="ce18" office:value-type="percentage" office:value="0.558">
            <text:p>55.8%</text:p>
          </table:table-cell>
          <table:table-cell table:style-name="ce20" office:value-type="float" office:value="340">
            <text:p>34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3" table:number-rows-spanned="1">
            <text:p>Other (please specify)</text:p>
          </table:table-cell>
          <table:covered-table-cell table:style-name="ce13" office:value-type="string">
            <text:p>Other (please specify)</text:p>
          </table:covered-table-cell>
          <table:covered-table-cell table:style-name="ce19" office:value-type="float" office:value="49">
            <text:p>49</text:p>
          </table:covered-table-cell>
          <table:table-cell table:style-name="ce21" office:value-type="float" office:value="49">
            <text:p>49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4" office:value-type="string">
            <text:p>answered question</text:p>
          </table:covered-table-cell>
          <table:covered-table-cell table:style-name="ce14" office:value-type="float" office:value="609">
            <text:p>609</text:p>
          </table:covered-table-cell>
          <table:table-cell table:style-name="ce22" office:value-type="float" office:value="609">
            <text:p>609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5" office:value-type="string">
            <text:p>skipped question</text:p>
          </table:covered-table-cell>
          <table:covered-table-cell table:style-name="ce15" office:value-type="float" office:value="235">
            <text:p>235</text:p>
          </table:covered-table-cell>
          <table:table-cell table:style-name="ce23" office:value-type="float" office:value="235">
            <text:p>235</text:p>
          </table:table-cell>
          <table:table-cell table:number-columns-repeated="1020"/>
        </table:table-row>
        <table:table-row table:style-name="ro5">
          <table:table-cell table:style-name="Default"/>
          <table:table-cell table:number-columns-repeated="1023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1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(my hardware project is not in the stage yet where it can be published.)</text:p>
          </table:table-cell>
          <table:table-cell table:number-columns-repeated="1022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not there yet</text:p>
          </table:table-cell>
          <table:table-cell table:number-columns-repeated="1022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Published OSH in magazine articles, books, and educational app notes.</text:p>
          </table:table-cell>
          <table:table-cell table:number-columns-repeated="1022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#1 is imminent</text:p>
          </table:table-cell>
          <table:table-cell table:number-columns-repeated="1022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Nothing yet. But I am planning to.</text:p>
          </table:table-cell>
          <table:table-cell table:number-columns-repeated="1022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I have crated DIY and "How To" Videos but not for specific Open Source Hardware projects.</text:p>
          </table:table-cell>
          <table:table-cell table:number-columns-repeated="1022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My OSH project is not finished</text:p>
          </table:table-cell>
          <table:table-cell table:number-columns-repeated="1022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Will take two more months until we publish our boards (schematic, layouts)</text:p>
          </table:table-cell>
          <table:table-cell table:number-columns-repeated="1022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still working on the design - hope to publish once our alpha is stable</text:p>
          </table:table-cell>
          <table:table-cell table:number-columns-repeated="1022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none yet</text:p>
          </table:table-cell>
          <table:table-cell table:number-columns-repeated="1022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soon all the boxes will get checked :-)</text:p>
          </table:table-cell>
          <table:table-cell table:number-columns-repeated="1022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Still working on completing a project that is worth an instructables</text:p>
          </table:table-cell>
          <table:table-cell table:number-columns-repeated="1022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I am working on some personal projects that I will eventually publish, but they are not at an appropriate stage to do so.</text:p>
          </table:table-cell>
          <table:table-cell table:number-columns-repeated="1022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HAven't gotten this far yet. I have a "day" job, so I have to develope things in my "spare time" which is hard to find.</text:p>
          </table:table-cell>
          <table:table-cell table:number-columns-repeated="1022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My answers here are going to be skewed. <text:s text:c="2"/>I plan on publishing the design files far and wide under CC:BY:SA, but I am in the process of raising kickstarter funding and until I'm funded and can pay off the risk buy on my tooling, I'm not releasing the data.</text:p>
          </table:table-cell>
          <table:table-cell table:number-columns-repeated="1022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Published hardware interface/hack that I worked on. <text:s/>Published reverse-engineering info on other closed-source product</text:p>
          </table:table-cell>
          <table:table-cell table:number-columns-repeated="1022"/>
        </table:table-row>
        <table:table-row table:style-name="ro5">
          <table:table-cell table:style-name="ce9" office:value-type="float" office:value="17">
            <text:p>17</text:p>
          </table:table-cell>
          <table:table-cell table:style-name="ce16" office:value-type="string">
            <text:p><text:span text:style-name="T1">[this response</text:span><text:span text:style-name="T2"> contained information that may identify the respondent and was removed to protect their anonymity</text:span><text:span text:style-name="T3">]</text:span></text:p>
          </table:table-cell>
          <table:table-cell table:style-name="ce16" table:number-columns-repeated="1022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all the desings are published in my phd paper</text:p>
          </table:table-cell>
          <table:table-cell table:number-columns-repeated="1022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plan to release and sell robotic hardware and learn as others make it soar ... we're not there, yet, but close</text:p>
          </table:table-cell>
          <table:table-cell table:number-columns-repeated="1022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Optimized and open design project and re-published it.</text:p>
          </table:table-cell>
          <table:table-cell table:number-columns-repeated="1022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Other things on this list I'm planning to do when my project is more mature -- I just haven't gotten there yet!</text:p>
          </table:table-cell>
          <table:table-cell table:number-columns-repeated="1022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All of these will be done in the next month or so!</text:p>
          </table:table-cell>
          <table:table-cell table:number-columns-repeated="1022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Hosted projects on a dedicated OSHW portal that Mach 30 is developing - Open Design Engine (https://opendesignengine.net/)</text:p>
          </table:table-cell>
          <table:table-cell table:number-columns-repeated="1022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I have not released anything yet, since I started a week ago... :)</text:p>
          </table:table-cell>
          <table:table-cell table:number-columns-repeated="1022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open-source hardware based curriculum for middle/high school and undergrad/graduate levels</text:p>
          </table:table-cell>
          <table:table-cell table:number-columns-repeated="1022"/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Written books!</text:p>
          </table:table-cell>
          <table:table-cell table:number-columns-repeated="1022"/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in the process of finishing a design that will be published</text:p>
          </table:table-cell>
          <table:table-cell table:number-columns-repeated="1022"/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Published open-source hardware designs in open-access scientific/research journals</text:p>
          </table:table-cell>
          <table:table-cell table:number-columns-repeated="1022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None of this, yet</text:p>
          </table:table-cell>
          <table:table-cell table:number-columns-repeated="1022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I have taught members of poor comunities how to calculate/design/build their own open hardware projects.</text:p>
          </table:table-cell>
          <table:table-cell table:number-columns-repeated="1022"/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None yet, but plan to do all of the above.</text:p>
          </table:table-cell>
          <table:table-cell table:number-columns-repeated="1022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I designed an 8-bit microprocessor with an orthogonal ISA to replace the 6502. "open hardware" did not exist in 1985, but I certainly would have published my design if there had been a venue. Years later, I found many of my design ideas implemented in the Motorola 6809.</text:p>
          </table:table-cell>
          <table:table-cell table:number-columns-repeated="1022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Talked engineers of other projects to help in other projects :) Made a lot of plans that are not yet published, because I need to test them :D</text:p>
          </table:table-cell>
          <table:table-cell table:number-columns-repeated="1022"/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building community web site www.usabledevices.com to provide missing resources &amp; bridge the MANY communities</text:p>
          </table:table-cell>
          <table:table-cell table:number-columns-repeated="1022"/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developed open source hardware as an academic goal</text:p>
          </table:table-cell>
          <table:table-cell table:number-columns-repeated="1022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Wrote a MAKE article around Open Source Hardware</text:p>
          </table:table-cell>
          <table:table-cell table:number-columns-repeated="1022"/>
        </table:table-row>
        <table:table-row table:style-name="ro5">
          <table:table-cell table:style-name="ce9" office:value-type="float" office:value="37">
            <text:p>37</text:p>
          </table:table-cell>
          <table:table-cell table:style-name="ce16" office:value-type="string">
            <text:p>I've released plans and a BOM for a chicken coop design as well. <text:s/>Coops are hardware too! [part of this response<text:span text:style-name="T4"> contained information that may identify the respondent and was removed to protect their anonymity</text:span><text:span text:style-name="T5">]</text:span></text:p>
          </table:table-cell>
          <table:table-cell table:style-name="ce16" table:number-columns-repeated="1022"/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depends on interpretation. <text:s/>Most of my osh is using technological combinations of existing hardware and providing the software to make it all work together.</text:p>
          </table:table-cell>
          <table:table-cell table:number-columns-repeated="1022"/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I plan to publish more than libraries, but I think I'm just starting actively participating in OSHW - this applies to next questions, too.</text:p>
          </table:table-cell>
          <table:table-cell table:number-columns-repeated="1022"/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I make youtube video's of the end result and tell what i used in annotations, More detaild information is availble for free on request</text:p>
          </table:table-cell>
          <table:table-cell table:number-columns-repeated="1022"/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Add our Arduino Shields in Fritzing design software</text:p>
          </table:table-cell>
          <table:table-cell table:number-columns-repeated="1022"/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I haven't published yet, but will once I have something that I feel is worth publishing</text:p>
          </table:table-cell>
          <table:table-cell table:number-columns-repeated="1022"/>
        </table:table-row>
        <table:table-row table:style-name="ro5">
          <table:table-cell office:value-type="float" office:value="43">
            <text:p>43</text:p>
          </table:table-cell>
          <table:table-cell office:value-type="string">
            <text:p>Rebuild hardware project to learn</text:p>
          </table:table-cell>
          <table:table-cell table:number-columns-repeated="1022"/>
        </table:table-row>
        <table:table-row table:style-name="ro5">
          <table:table-cell office:value-type="float" office:value="44">
            <text:p>44</text:p>
          </table:table-cell>
          <table:table-cell office:value-type="string">
            <text:p>Created a board in gEDA, but it's not out yet (because it kinda doesn't work), but it will be open source when it's improved more :)</text:p>
          </table:table-cell>
          <table:table-cell table:number-columns-repeated="1022"/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working on first real project, have not gotten this far yet</text:p>
          </table:table-cell>
          <table:table-cell table:number-columns-repeated="1022"/>
        </table:table-row>
        <table:table-row table:style-name="ro5">
          <table:table-cell office:value-type="float" office:value="46">
            <text:p>46</text:p>
          </table:table-cell>
          <table:table-cell office:value-type="string">
            <text:p>[part of this response<text:span text:style-name="T4"> contained information that may identify the respondent and was removed to protect their anonymity</text:span><text:span text:style-name="T5">]</text:span> software for others to reprogram my Arduino hardware project</text:p>
          </table:table-cell>
          <table:table-cell table:number-columns-repeated="1022"/>
        </table:table-row>
        <table:table-row table:style-name="ro5">
          <table:table-cell office:value-type="float" office:value="47">
            <text:p>47</text:p>
          </table:table-cell>
          <table:table-cell office:value-type="string">
            <text:p>I intend to do most of the above, but I'm still getting the design to a point where I'm happy to make it public. <text:s/>Only friends have used it thus far.</text:p>
          </table:table-cell>
          <table:table-cell table:number-columns-repeated="1022"/>
        </table:table-row>
        <table:table-row table:style-name="ro5">
          <table:table-cell office:value-type="float" office:value="48">
            <text:p>48</text:p>
          </table:table-cell>
          <table:table-cell office:value-type="string">
            <text:p>This "other" makes no sense. <text:s/>I have indeed done "other" things but I'm not sure what kinds of "other" you are asking about.</text:p>
          </table:table-cell>
          <table:table-cell table:number-columns-repeated="1022"/>
        </table:table-row>
        <table:table-row table:style-name="ro5">
          <table:table-cell office:value-type="float" office:value="49">
            <text:p>49</text:p>
          </table:table-cell>
          <table:table-cell office:value-type="string">
            <text:p>teached workshops were i shared my design and ideas.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2" svg:font-family="Arial" style:font-family-generic="swiss"/>
    <style:font-face style:name="Microsoft Sans Serif1" svg:font-family="'Microsoft Sans Serif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 $</number:text>
      <number:number number:decimal-places="0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 $</number:text>
      <number:number number:decimal-places="2" number:min-integer-digits="1" number:grouping="true"/>
      <number:text> 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 </number:text>
      <number:number number:decimal-places="0" number:min-integer-digits="1" number:grouping="true"/>
      <number:text> )</number:text>
    </number:number-style>
    <number:number-style style:name="N126P2" style:volatile="true">
      <number:text> - </number:text>
    </number:number-style>
    <number:text-style style:name="N126">
      <number:text-content/>
      <number:text> )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 </number:text>
      <number:number number:decimal-places="0" number:min-integer-digits="1" number:grouping="true"/>
      <number:text> )</number:text>
    </number:number-style>
    <number:number-style style:name="N130P2" style:volatile="true">
      <number:text> $- </number:text>
    </number:number-style>
    <number:text-style style:name="N130">
      <number:text-content/>
      <number:text> )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 </number:text>
      <number:number number:decimal-places="2" number:min-integer-digits="1" number:grouping="true"/>
      <number:text> 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)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 </number:text>
      <number:number number:decimal-places="2" number:min-integer-digits="1" number:grouping="true"/>
      <number:text> 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)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percentage-style style:name="N143">
      <number:number number:decimal-places="1" number:min-integer-digits="1"/>
      <number:text>%</number:text>
    </number:percentage-style>
    <number:date-style style:name="N144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2/25/2013</text:date>, <text:time>14:4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2-25T14:46:05</dc:date>
    <dc:creator>Catarina Mota</dc:creator>
    <meta:generator>NeoOffice/3.3$Unix OpenOffice.org_project/Patch 0</meta:generator>
    <meta:editing-duration>PT00H03M23S</meta:editing-duration>
    <meta:editing-cycles>2</meta:editing-cycles>
    <meta:document-statistic meta:table-count="1" meta:cell-count="1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43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connect-bars="fals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43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9.065cm" svg:height="8.987cm" chart:class="chart:bar" chart:style-name="ch1">
        <chart:title svg:x="-0.143cm" svg:y="0.18cm" chart:style-name="ch2">
          <text:p>Which of the following have you done? (check all that apply)</text:p>
        </chart:title>
        <chart:plot-area chart:style-name="ch3" table:cell-range-address="'Question 1'.A4:'Question 1'.A10 'Question 1'.C4:'Question 1'.C10" chart:data-source-has-labels="column" svg:x="0.181cm" svg:y="0.756cm" svg:width="8.703cm" svg:height="8.052cm">
          <chart:axis chart:dimension="x" chart:name="primary-x" chart:style-name="ch4">
            <chart:categories table:cell-range-address="'Question 1'.A4:'Question 1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C4:'Question 1'.C1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10">Published design files for an open-source hardware project on your blog/website</text:p>
              </table:table-cell>
              <table:table-cell office:value-type="float" office:value="0.64">
                <text:p text:id="'Question 1'.C4:'Question 1'.C10">0.64</text:p>
              </table:table-cell>
            </table:table-row>
            <table:table-row>
              <table:table-cell office:value-type="string">
                <text:p>Published design files for an open-source hardware project on a communal blog/website with other user’s projects, such as Instructables or Make: Projects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Hosted design files for an open-source hardware project in a public repository such as GitHub or Subversion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Published hardware designs in online databases such as Thingiverse, Ponoko, Shapeways, etc.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Incorporated user suggestions into your open-source hardware project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string">
                <text:p>Developed software tools or libraries to support an open-source hardware project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Created tutorials or other educational resources to accompany an open-source hardware design</text:p>
              </table:table-cell>
              <table:table-cell office:value-type="float" office:value="0.558">
                <text:p>0.5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